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146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2in" svg:height="3.5343in" svg:x="8.0992in" svg:y="2.1543in">
            <draw:object draw:notify-on-update-of-ranges="Sheet1.D3:Sheet1.D7 Sheet1.E3:Sheet1.E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8118in" svg:y="2.0976in">
            <draw:object draw:notify-on-update-of-ranges="Sheet1.A3:Sheet1.A7 Sheet1.B3:Sheet1.B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5"/>
        <table:table-column table:style-name="co3" table:number-columns-repeated="3" table:default-cell-style-name="Default"/>
        <table:table-row table:style-name="ro1">
          <table:table-cell table:style-name="ce1"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h_MHDist</text:p>
          </table:table-cell>
          <table:table-cell table:style-name="ce4" office:value-type="string" calcext:value-type="string">
            <text:p>h_misplacedTiles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table:formula="of:=LOG([.A3])" office:value-type="float" office:value="1.07918124604762" calcext:value-type="float">
            <text:p/>
          </table:table-cell>
          <table:table-cell table:formula="of:=LOG([.B3])" office:value-type="float" office:value="1.14612803567824" calcext:value-type="float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/>
          <table:table-cell table:formula="of:=LOG([.A4])" office:value-type="float" office:value="1.27875360095283" calcext:value-type="float">
            <text:p/>
          </table:table-cell>
          <table:table-cell table:formula="of:=LOG([.B4])" office:value-type="float" office:value="1.61278385671974" calcext:value-type="float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LOG([.A5])" office:value-type="float" office:value="1.6232492903979" calcext:value-type="float">
            <text:p/>
          </table:table-cell>
          <table:table-cell table:formula="of:=LOG([.B5])" office:value-type="float" office:value="2.04139268515822" calcext:value-type="float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86" calcext:value-type="float">
            <text:p>3386</text:p>
          </table:table-cell>
          <table:table-cell/>
          <table:table-cell table:formula="of:=LOG([.A6])" office:value-type="float" office:value="1.89762709129044" calcext:value-type="float">
            <text:p/>
          </table:table-cell>
          <table:table-cell table:formula="of:=LOG([.B6])" office:value-type="float" office:value="3.52968695377292" calcext:value-type="float">
            <text:p/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float" office:value="319374" calcext:value-type="float">
            <text:p>319374</text:p>
          </table:table-cell>
          <table:table-cell/>
          <table:table-cell table:formula="of:=LOG([.A7])" office:value-type="float" office:value="3.60605874941031" calcext:value-type="float">
            <text:p/>
          </table:table-cell>
          <table:table-cell table:formula="of:=LOG([.B7])" office:value-type="float" office:value="5.50429955765049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 style:data-style-name="N2" text:time-value="16:19:28.167673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8T21:40:02.235788100</meta:creation-date>
    <dc:date>2015-02-09T17:12:54.886345276</dc:date>
    <meta:editing-duration>PT1H19M11S</meta:editing-duration>
    <meta:editing-cycles>2</meta:editing-cycles>
    <meta:generator>LibreOffice/4.2.3.3$Linux_X86_64 LibreOffice_project/420m0$Build-3</meta:generator>
    <meta:document-statistic meta:table-count="1" meta:cell-count="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8cm" svg:height="8.978cm" xlink:href=".." xlink:type="simple" chart:class="chart:scatter" chart:style-name="ch1">
        <chart:plot-area chart:style-name="ch2" table:cell-range-address="Sheet1.D3:Sheet1.E7" svg:x="0.77cm" svg:y="0.851cm" svg:width="14.598cm" svg:height="7.528cm">
          <chartooo:coordinate-region svg:x="1.206cm" svg:y="1.05cm" svg:width="14.068cm" svg:height="6.68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3:Sheet1.E7" chart:class="chart:scatter">
            <chart:domain table:cell-range-address="Sheet1.D3:Sheet1.D7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7918124604762">
                <text:p>1.07918124604762</text:p>
                <draw:g>
                  <svg:desc>Sheet1.D3:Sheet1.D7</svg:desc>
                </draw:g>
              </table:table-cell>
              <table:table-cell office:value-type="float" office:value="1.14612803567824">
                <text:p>1.14612803567824</text:p>
                <draw:g>
                  <svg:desc>Sheet1.E3:Shee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7875360095283">
                <text:p>1.27875360095283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232492903979">
                <text:p>1.6232492903979</text:p>
              </table:table-cell>
              <table:table-cell office:value-type="float" office:value="2.04139268515822">
                <text:p>2.04139268515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9762709129044">
                <text:p>1.89762709129044</text:p>
              </table:table-cell>
              <table:table-cell office:value-type="float" office:value="3.52968695377292">
                <text:p>3.529686953772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0605874941031">
                <text:p>3.60605874941031</text:p>
              </table:table-cell>
              <table:table-cell office:value-type="float" office:value="5.50429955765049">
                <text:p>5.504299557650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3:Sheet1.B7" svg:x="0.77cm" svg:y="0.855cm" svg:width="14.59cm" svg:height="7.545cm">
          <chartooo:coordinate-region svg:x="2.132cm" svg:y="1.054cm" svg:width="12.856cm" svg:height="6.699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3:Sheet1.B7" chart:class="chart:scatter">
            <chart:domain table:cell-range-address="Sheet1.A3:Sheet1.A7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Sheet1.A3:Sheet1.A7</svg:desc>
                </draw:g>
              </table:table-cell>
              <table:table-cell office:value-type="float" office:value="14">
                <text:p>14</text:p>
                <draw:g>
                  <svg:desc>Sheet1.B3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37">
                <text:p>4037</text:p>
              </table:table-cell>
              <table:table-cell office:value-type="float" office:value="319374">
                <text:p>3193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